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5374in"/>
    </style:style>
    <style:style style:name="co4" style:family="table-column">
      <style:table-column-properties fo:break-before="auto" style:column-width="1.6236in"/>
    </style:style>
    <style:style style:name="co5" style:family="table-column">
      <style:table-column-properties fo:break-before="auto" style:column-width="1.70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228in" svg:height="5.1906in" svg:x="5.4728in" svg:y="1.5059in">
            <draw:object draw:notify-on-update-of-ranges="Sheet1.A1:Sheet1.A1 Sheet1.A2:Sheet1.A102 Sheet1.D1:Sheet1.D1 Sheet1.D2:Sheet1.D102 Sheet1.G1:Sheet1.G1 Sheet1.G2:Sheet1.G102 Sheet1.J1:Sheet1.J1 Sheet1.J2:Sheet1.J102 Sheet1.M1:Sheet1.M1 Sheet1.M2:Sheet1.M102 Sheet1.P1:Sheet1.P1 Sheet1.P2:Sheet1.P102 Sheet1.B1:Sheet1.B1 Sheet1.B2:Sheet1.B102 Sheet1.E1:Sheet1.E1 Sheet1.E2:Sheet1.E102 Sheet1.H1:Sheet1.H1 Sheet1.H2:Sheet1.H102 Sheet1.K1:Sheet1.K1 Sheet1.K2:Sheet1.K102 Sheet1.N1:Sheet1.N1 Sheet1.N2:Sheet1.N102 Sheet1.Q1:Sheet1.Q1 Sheet1.Q2:Sheet1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espera_carga_a_10</text:p>
          </table:table-cell>
          <table:table-cell office:value-type="string" calcext:value-type="string">
            <text:p>espera_carga_b_10</text:p>
          </table:table-cell>
          <table:table-cell/>
          <table:table-cell office:value-type="string" calcext:value-type="string">
            <text:p>espera_carga_a_50</text:p>
          </table:table-cell>
          <table:table-cell office:value-type="string" calcext:value-type="string">
            <text:p>espera_carga_b_50</text:p>
          </table:table-cell>
          <table:table-cell/>
          <table:table-cell office:value-type="string" calcext:value-type="string">
            <text:p>espera_carga_a_100</text:p>
          </table:table-cell>
          <table:table-cell office:value-type="string" calcext:value-type="string">
            <text:p>espera_carga_b_100</text:p>
          </table:table-cell>
          <table:table-cell/>
          <table:table-cell office:value-type="string" calcext:value-type="string">
            <text:p>espera_carga_a_500</text:p>
          </table:table-cell>
          <table:table-cell office:value-type="string" calcext:value-type="string">
            <text:p>espera_carga_b_500</text:p>
          </table:table-cell>
          <table:table-cell/>
          <table:table-cell office:value-type="string" calcext:value-type="string">
            <text:p>espera_carga_a_1000</text:p>
          </table:table-cell>
          <table:table-cell office:value-type="string" calcext:value-type="string">
            <text:p>espera_carga_b_1000</text:p>
          </table:table-cell>
          <table:table-cell/>
          <table:table-cell office:value-type="string" calcext:value-type="string">
            <text:p>espera_carga_a_10000</text:p>
          </table:table-cell>
          <table:table-cell office:value-type="string" calcext:value-type="string">
            <text:p>espera_carga_b_10000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081694" calcext:value-type="float">
            <text:p>0.081694</text:p>
          </table:table-cell>
          <table:table-cell office:value-type="float" office:value="0.183008" calcext:value-type="float">
            <text:p>0.183008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808" calcext:value-type="float">
            <text:p>0.10808</text:p>
          </table:table-cell>
          <table:table-cell office:value-type="float" office:value="0.18263" calcext:value-type="float">
            <text:p>0.18263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5021" calcext:value-type="float">
            <text:p>0.105021</text:p>
          </table:table-cell>
          <table:table-cell office:value-type="float" office:value="0.185785" calcext:value-type="float">
            <text:p>0.185785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5577" calcext:value-type="float">
            <text:p>0.185577</text:p>
          </table:table-cell>
          <table:table-cell/>
          <table:table-cell office:value-type="float" office:value="0.107313" calcext:value-type="float">
            <text:p>0.107313</text:p>
          </table:table-cell>
          <table:table-cell office:value-type="float" office:value="0.18646" calcext:value-type="float">
            <text:p>0.18646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3341" calcext:value-type="float">
            <text:p>0.103341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735" calcext:value-type="float">
            <text:p>0.10735</text:p>
          </table:table-cell>
          <table:table-cell office:value-type="float" office:value="0.184264" calcext:value-type="float">
            <text:p>0.184264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644" calcext:value-type="float">
            <text:p>0.108644</text:p>
          </table:table-cell>
          <table:table-cell office:value-type="float" office:value="0.182506" calcext:value-type="float">
            <text:p>0.182506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3659" calcext:value-type="float">
            <text:p>0.103659</text:p>
          </table:table-cell>
          <table:table-cell office:value-type="float" office:value="0.186359" calcext:value-type="float">
            <text:p>0.186359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526" calcext:value-type="float">
            <text:p>0.108526</text:p>
          </table:table-cell>
          <table:table-cell office:value-type="float" office:value="0.184731" calcext:value-type="float">
            <text:p>0.184731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138" calcext:value-type="float">
            <text:p>0.18138</text:p>
          </table:table-cell>
          <table:table-cell/>
          <table:table-cell office:value-type="float" office:value="0.108102" calcext:value-type="float">
            <text:p>0.108102</text:p>
          </table:table-cell>
          <table:table-cell office:value-type="float" office:value="0.184971" calcext:value-type="float">
            <text:p>0.184971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93596" calcext:value-type="float">
            <text:p>0.193596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06632" calcext:value-type="float">
            <text:p>0.106632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829" calcext:value-type="float">
            <text:p>0.107829</text:p>
          </table:table-cell>
          <table:table-cell office:value-type="float" office:value="0.185207" calcext:value-type="float">
            <text:p>0.185207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24156" calcext:value-type="float">
            <text:p>0.124156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9187" calcext:value-type="float">
            <text:p>0.109187</text:p>
          </table:table-cell>
          <table:table-cell office:value-type="float" office:value="0.184641" calcext:value-type="float">
            <text:p>0.184641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587" calcext:value-type="float">
            <text:p>0.107587</text:p>
          </table:table-cell>
          <table:table-cell office:value-type="float" office:value="0.184612" calcext:value-type="float">
            <text:p>0.184612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6773" calcext:value-type="float">
            <text:p>0.186773</text:p>
          </table:table-cell>
          <table:table-cell/>
          <table:table-cell office:value-type="float" office:value="0.107613" calcext:value-type="float">
            <text:p>0.10761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0671" calcext:value-type="float">
            <text:p>0.110671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9175" calcext:value-type="float">
            <text:p>0.109175</text:p>
          </table:table-cell>
          <table:table-cell office:value-type="float" office:value="0.185133" calcext:value-type="float">
            <text:p>0.185133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4543" calcext:value-type="float">
            <text:p>0.104543</text:p>
          </table:table-cell>
          <table:table-cell office:value-type="float" office:value="0.174632" calcext:value-type="float">
            <text:p>0.17463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6927" calcext:value-type="float">
            <text:p>0.106927</text:p>
          </table:table-cell>
          <table:table-cell office:value-type="float" office:value="0.185449" calcext:value-type="float">
            <text:p>0.185449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4119" calcext:value-type="float">
            <text:p>0.204119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6762" calcext:value-type="float">
            <text:p>0.106762</text:p>
          </table:table-cell>
          <table:table-cell office:value-type="float" office:value="0.183179" calcext:value-type="float">
            <text:p>0.183179</text:p>
          </table:table-cell>
        </table:table-row>
        <table:table-row table:style-name="ro1">
          <table:table-cell office:value-type="float" office:value="0.113269" calcext:value-type="float">
            <text:p>0.113269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2962" calcext:value-type="float">
            <text:p>0.182962</text:p>
          </table:table-cell>
          <table:table-cell/>
          <table:table-cell office:value-type="float" office:value="0.108322" calcext:value-type="float">
            <text:p>0.108322</text:p>
          </table:table-cell>
          <table:table-cell office:value-type="float" office:value="0.185009" calcext:value-type="float">
            <text:p>0.18500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12057" calcext:value-type="float">
            <text:p>0.112057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7974" calcext:value-type="float">
            <text:p>0.107974</text:p>
          </table:table-cell>
          <table:table-cell office:value-type="float" office:value="0.185177" calcext:value-type="float">
            <text:p>0.18517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7922" calcext:value-type="float">
            <text:p>0.107922</text:p>
          </table:table-cell>
          <table:table-cell office:value-type="float" office:value="0.182983" calcext:value-type="float">
            <text:p>0.18298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8006" calcext:value-type="float">
            <text:p>0.108006</text:p>
          </table:table-cell>
          <table:table-cell office:value-type="float" office:value="0.185108" calcext:value-type="float">
            <text:p>0.18510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794" calcext:value-type="float">
            <text:p>0.180794</text:p>
          </table:table-cell>
          <table:table-cell/>
          <table:table-cell office:value-type="float" office:value="0.108362" calcext:value-type="float">
            <text:p>0.108362</text:p>
          </table:table-cell>
          <table:table-cell office:value-type="float" office:value="0.183563" calcext:value-type="float">
            <text:p>0.18356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10653" calcext:value-type="float">
            <text:p>0.110653</text:p>
          </table:table-cell>
          <table:table-cell office:value-type="float" office:value="0.193542" calcext:value-type="float">
            <text:p>0.193542</text:p>
          </table:table-cell>
          <table:table-cell/>
          <table:table-cell office:value-type="float" office:value="0.10456" calcext:value-type="float">
            <text:p>0.10456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7613" calcext:value-type="float">
            <text:p>0.107613</text:p>
          </table:table-cell>
          <table:table-cell office:value-type="float" office:value="0.184327" calcext:value-type="float">
            <text:p>0.18432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7218" calcext:value-type="float">
            <text:p>0.107218</text:p>
          </table:table-cell>
          <table:table-cell office:value-type="float" office:value="0.183206" calcext:value-type="float">
            <text:p>0.18320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82349" calcext:value-type="float">
            <text:p>0.182349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6914" calcext:value-type="float">
            <text:p>0.106914</text:p>
          </table:table-cell>
          <table:table-cell office:value-type="float" office:value="0.185209" calcext:value-type="float">
            <text:p>0.18520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103179" calcext:value-type="float">
            <text:p>0.103179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081" calcext:value-type="float">
            <text:p>0.18081</text:p>
          </table:table-cell>
          <table:table-cell/>
          <table:table-cell office:value-type="float" office:value="0.109435" calcext:value-type="float">
            <text:p>0.109435</text:p>
          </table:table-cell>
          <table:table-cell office:value-type="float" office:value="0.183429" calcext:value-type="float">
            <text:p>0.1834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11883" calcext:value-type="float">
            <text:p>0.111883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7534" calcext:value-type="float">
            <text:p>0.107534</text:p>
          </table:table-cell>
          <table:table-cell office:value-type="float" office:value="0.185225" calcext:value-type="float">
            <text:p>0.18522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7576" calcext:value-type="float">
            <text:p>0.107576</text:p>
          </table:table-cell>
          <table:table-cell office:value-type="float" office:value="0.183117" calcext:value-type="float">
            <text:p>0.18311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5735" calcext:value-type="float">
            <text:p>0.105735</text:p>
          </table:table-cell>
          <table:table-cell office:value-type="float" office:value="0.182873" calcext:value-type="float">
            <text:p>0.18287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3895" calcext:value-type="float">
            <text:p>0.183895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6868" calcext:value-type="float">
            <text:p>0.186868</text:p>
          </table:table-cell>
          <table:table-cell/>
          <table:table-cell office:value-type="float" office:value="0.108327" calcext:value-type="float">
            <text:p>0.108327</text:p>
          </table:table-cell>
          <table:table-cell office:value-type="float" office:value="0.185648" calcext:value-type="float">
            <text:p>0.18564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0751" calcext:value-type="float">
            <text:p>0.100751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6348" calcext:value-type="float">
            <text:p>0.10634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692" calcext:value-type="float">
            <text:p>0.107692</text:p>
          </table:table-cell>
          <table:table-cell office:value-type="float" office:value="0.185407" calcext:value-type="float">
            <text:p>0.18540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6836" calcext:value-type="float">
            <text:p>0.106836</text:p>
          </table:table-cell>
          <table:table-cell office:value-type="float" office:value="0.184825" calcext:value-type="float">
            <text:p>0.18482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418" calcext:value-type="float">
            <text:p>0.107418</text:p>
          </table:table-cell>
          <table:table-cell office:value-type="float" office:value="0.182232" calcext:value-type="float">
            <text:p>0.18223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2989" calcext:value-type="float">
            <text:p>0.182989</text:p>
          </table:table-cell>
          <table:table-cell/>
          <table:table-cell office:value-type="float" office:value="0.107669" calcext:value-type="float">
            <text:p>0.107669</text:p>
          </table:table-cell>
          <table:table-cell office:value-type="float" office:value="0.184208" calcext:value-type="float">
            <text:p>0.18420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12788" calcext:value-type="float">
            <text:p>0.112788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8268" calcext:value-type="float">
            <text:p>0.108268</text:p>
          </table:table-cell>
          <table:table-cell office:value-type="float" office:value="0.183935" calcext:value-type="float">
            <text:p>0.18393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71427" calcext:value-type="float">
            <text:p>0.171427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7644" calcext:value-type="float">
            <text:p>0.107644</text:p>
          </table:table-cell>
          <table:table-cell office:value-type="float" office:value="0.184178" calcext:value-type="float">
            <text:p>0.18417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964" calcext:value-type="float">
            <text:p>0.106964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6385" calcext:value-type="float">
            <text:p>0.106385</text:p>
          </table:table-cell>
          <table:table-cell office:value-type="float" office:value="0.184528" calcext:value-type="float">
            <text:p>0.18452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07263" calcext:value-type="float">
            <text:p>0.107263</text:p>
          </table:table-cell>
          <table:table-cell office:value-type="float" office:value="0.182967" calcext:value-type="float">
            <text:p>0.182967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6272" calcext:value-type="float">
            <text:p>0.186272</text:p>
          </table:table-cell>
          <table:table-cell/>
          <table:table-cell office:value-type="float" office:value="0.1081" calcext:value-type="float">
            <text:p>0.1081</text:p>
          </table:table-cell>
          <table:table-cell office:value-type="float" office:value="0.182582" calcext:value-type="float">
            <text:p>0.18258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3574" calcext:value-type="float">
            <text:p>0.103574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6941" calcext:value-type="float">
            <text:p>0.106941</text:p>
          </table:table-cell>
          <table:table-cell office:value-type="float" office:value="0.184153" calcext:value-type="float">
            <text:p>0.18415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7428" calcext:value-type="float">
            <text:p>0.107428</text:p>
          </table:table-cell>
          <table:table-cell office:value-type="float" office:value="0.183997" calcext:value-type="float">
            <text:p>0.18399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6815" calcext:value-type="float">
            <text:p>0.106815</text:p>
          </table:table-cell>
          <table:table-cell office:value-type="float" office:value="0.183039" calcext:value-type="float">
            <text:p>0.18303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10557" calcext:value-type="float">
            <text:p>0.110557</text:p>
          </table:table-cell>
          <table:table-cell office:value-type="float" office:value="0.182851" calcext:value-type="float">
            <text:p>0.182851</text:p>
          </table:table-cell>
          <table:table-cell/>
          <table:table-cell office:value-type="float" office:value="0.107432" calcext:value-type="float">
            <text:p>0.107432</text:p>
          </table:table-cell>
          <table:table-cell office:value-type="float" office:value="0.184029" calcext:value-type="float">
            <text:p>0.1840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7606" calcext:value-type="float">
            <text:p>0.107606</text:p>
          </table:table-cell>
          <table:table-cell office:value-type="float" office:value="0.184343" calcext:value-type="float">
            <text:p>0.18434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097075" calcext:value-type="float">
            <text:p>0.097075</text:p>
          </table:table-cell>
          <table:table-cell office:value-type="float" office:value="0.174247" calcext:value-type="float">
            <text:p>0.174247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8563" calcext:value-type="float">
            <text:p>0.108563</text:p>
          </table:table-cell>
          <table:table-cell office:value-type="float" office:value="0.18551" calcext:value-type="float">
            <text:p>0.1855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9697" calcext:value-type="float">
            <text:p>0.179697</text:p>
          </table:table-cell>
          <table:table-cell/>
          <table:table-cell office:value-type="float" office:value="0.106421" calcext:value-type="float">
            <text:p>0.106421</text:p>
          </table:table-cell>
          <table:table-cell office:value-type="float" office:value="0.18475" calcext:value-type="float">
            <text:p>0.1847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194" calcext:value-type="float">
            <text:p>0.11194</text:p>
          </table:table-cell>
          <table:table-cell office:value-type="float" office:value="0.185091" calcext:value-type="float">
            <text:p>0.185091</text:p>
          </table:table-cell>
          <table:table-cell/>
          <table:table-cell office:value-type="float" office:value="0.109097" calcext:value-type="float">
            <text:p>0.109097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7163" calcext:value-type="float">
            <text:p>0.107163</text:p>
          </table:table-cell>
          <table:table-cell office:value-type="float" office:value="0.183107" calcext:value-type="float">
            <text:p>0.18310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6557" calcext:value-type="float">
            <text:p>0.106557</text:p>
          </table:table-cell>
          <table:table-cell office:value-type="float" office:value="0.18253" calcext:value-type="float">
            <text:p>0.1825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791" calcext:value-type="float">
            <text:p>0.10791</text:p>
          </table:table-cell>
          <table:table-cell office:value-type="float" office:value="0.185422" calcext:value-type="float">
            <text:p>0.18542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78969" calcext:value-type="float">
            <text:p>0.178969</text:p>
          </table:table-cell>
          <table:table-cell/>
          <table:table-cell office:value-type="float" office:value="0.108548" calcext:value-type="float">
            <text:p>0.108548</text:p>
          </table:table-cell>
          <table:table-cell office:value-type="float" office:value="0.183497" calcext:value-type="float">
            <text:p>0.18349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6123" calcext:value-type="float">
            <text:p>0.106123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6889" calcext:value-type="float">
            <text:p>0.106889</text:p>
          </table:table-cell>
          <table:table-cell office:value-type="float" office:value="0.183672" calcext:value-type="float">
            <text:p>0.18367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7201" calcext:value-type="float">
            <text:p>0.107201</text:p>
          </table:table-cell>
          <table:table-cell office:value-type="float" office:value="0.183221" calcext:value-type="float">
            <text:p>0.18322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739" calcext:value-type="float">
            <text:p>0.10739</text:p>
          </table:table-cell>
          <table:table-cell office:value-type="float" office:value="0.182857" calcext:value-type="float">
            <text:p>0.18285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0299" calcext:value-type="float">
            <text:p>0.10299</text:p>
          </table:table-cell>
          <table:table-cell office:value-type="float" office:value="0.181892" calcext:value-type="float">
            <text:p>0.181892</text:p>
          </table:table-cell>
          <table:table-cell/>
          <table:table-cell office:value-type="float" office:value="0.107161" calcext:value-type="float">
            <text:p>0.107161</text:p>
          </table:table-cell>
          <table:table-cell office:value-type="float" office:value="0.183445" calcext:value-type="float">
            <text:p>0.183445</text:p>
          </table:table-cell>
          <table:table-cell/>
          <table:table-cell office:value-type="float" office:value="0.108425" calcext:value-type="float">
            <text:p>0.108425</text:p>
          </table:table-cell>
          <table:table-cell office:value-type="float" office:value="0.184417" calcext:value-type="float">
            <text:p>0.18441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6802" calcext:value-type="float">
            <text:p>0.106802</text:p>
          </table:table-cell>
          <table:table-cell office:value-type="float" office:value="0.182948" calcext:value-type="float">
            <text:p>0.18294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6277" calcext:value-type="float">
            <text:p>0.106277</text:p>
          </table:table-cell>
          <table:table-cell office:value-type="float" office:value="0.183367" calcext:value-type="float">
            <text:p>0.18336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7265" calcext:value-type="float">
            <text:p>0.107265</text:p>
          </table:table-cell>
          <table:table-cell office:value-type="float" office:value="0.182986" calcext:value-type="float">
            <text:p>0.18298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11501" calcext:value-type="float">
            <text:p>0.111501</text:p>
          </table:table-cell>
          <table:table-cell office:value-type="float" office:value="0.181734" calcext:value-type="float">
            <text:p>0.181734</text:p>
          </table:table-cell>
          <table:table-cell/>
          <table:table-cell office:value-type="float" office:value="0.107799" calcext:value-type="float">
            <text:p>0.107799</text:p>
          </table:table-cell>
          <table:table-cell office:value-type="float" office:value="0.184157" calcext:value-type="float">
            <text:p>0.18415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519" calcext:value-type="float">
            <text:p>0.10519</text:p>
          </table:table-cell>
          <table:table-cell office:value-type="float" office:value="0.183488" calcext:value-type="float">
            <text:p>0.18348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02348" calcext:value-type="float">
            <text:p>0.102348</text:p>
          </table:table-cell>
          <table:table-cell office:value-type="float" office:value="0.192643" calcext:value-type="float">
            <text:p>0.192643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874" calcext:value-type="float">
            <text:p>0.10874</text:p>
          </table:table-cell>
          <table:table-cell office:value-type="float" office:value="0.183774" calcext:value-type="float">
            <text:p>0.18377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9756" calcext:value-type="float">
            <text:p>0.189756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78423" calcext:value-type="float">
            <text:p>0.178423</text:p>
          </table:table-cell>
          <table:table-cell/>
          <table:table-cell office:value-type="float" office:value="0.108948" calcext:value-type="float">
            <text:p>0.108948</text:p>
          </table:table-cell>
          <table:table-cell office:value-type="float" office:value="0.184978" calcext:value-type="float">
            <text:p>0.18497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14219" calcext:value-type="float">
            <text:p>0.114219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484" calcext:value-type="float">
            <text:p>0.10484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803" calcext:value-type="float">
            <text:p>0.10803</text:p>
          </table:table-cell>
          <table:table-cell office:value-type="float" office:value="0.184218" calcext:value-type="float">
            <text:p>0.18421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8831" calcext:value-type="float">
            <text:p>0.108831</text:p>
          </table:table-cell>
          <table:table-cell office:value-type="float" office:value="0.183998" calcext:value-type="float">
            <text:p>0.18399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9622" calcext:value-type="float">
            <text:p>0.109622</text:p>
          </table:table-cell>
          <table:table-cell office:value-type="float" office:value="0.184328" calcext:value-type="float">
            <text:p>0.18432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0638" calcext:value-type="float">
            <text:p>0.10638</text:p>
          </table:table-cell>
          <table:table-cell office:value-type="float" office:value="0.163256" calcext:value-type="float">
            <text:p>0.163256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58" calcext:value-type="float">
            <text:p>0.105758</text:p>
          </table:table-cell>
          <table:table-cell office:value-type="float" office:value="0.19104" calcext:value-type="float">
            <text:p>0.19104</text:p>
          </table:table-cell>
          <table:table-cell/>
          <table:table-cell office:value-type="float" office:value="0.10798" calcext:value-type="float">
            <text:p>0.10798</text:p>
          </table:table-cell>
          <table:table-cell office:value-type="float" office:value="0.183521" calcext:value-type="float">
            <text:p>0.18352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8438" calcext:value-type="float">
            <text:p>0.108438</text:p>
          </table:table-cell>
          <table:table-cell office:value-type="float" office:value="0.182107" calcext:value-type="float">
            <text:p>0.18210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7964" calcext:value-type="float">
            <text:p>0.107964</text:p>
          </table:table-cell>
          <table:table-cell office:value-type="float" office:value="0.184697" calcext:value-type="float">
            <text:p>0.18469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81771" calcext:value-type="float">
            <text:p>0.181771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7855" calcext:value-type="float">
            <text:p>0.107855</text:p>
          </table:table-cell>
          <table:table-cell office:value-type="float" office:value="0.184277" calcext:value-type="float">
            <text:p>0.18427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3802" calcext:value-type="float">
            <text:p>0.103802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5767" calcext:value-type="float">
            <text:p>0.105767</text:p>
          </table:table-cell>
          <table:table-cell office:value-type="float" office:value="0.182124" calcext:value-type="float">
            <text:p>0.182124</text:p>
          </table:table-cell>
          <table:table-cell/>
          <table:table-cell office:value-type="float" office:value="0.106293" calcext:value-type="float">
            <text:p>0.106293</text:p>
          </table:table-cell>
          <table:table-cell office:value-type="float" office:value="0.183965" calcext:value-type="float">
            <text:p>0.18396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10241" calcext:value-type="float">
            <text:p>0.110241</text:p>
          </table:table-cell>
          <table:table-cell office:value-type="float" office:value="0.185129" calcext:value-type="float">
            <text:p>0.1851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9286" calcext:value-type="float">
            <text:p>0.109286</text:p>
          </table:table-cell>
          <table:table-cell office:value-type="float" office:value="0.184931" calcext:value-type="float">
            <text:p>0.18493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8566" calcext:value-type="float">
            <text:p>0.108566</text:p>
          </table:table-cell>
          <table:table-cell office:value-type="float" office:value="0.184868" calcext:value-type="float">
            <text:p>0.184868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1668" calcext:value-type="float">
            <text:p>0.101668</text:p>
          </table:table-cell>
          <table:table-cell office:value-type="float" office:value="0.183187" calcext:value-type="float">
            <text:p>0.183187</text:p>
          </table:table-cell>
          <table:table-cell/>
          <table:table-cell office:value-type="float" office:value="0.107316" calcext:value-type="float">
            <text:p>0.107316</text:p>
          </table:table-cell>
          <table:table-cell office:value-type="float" office:value="0.185512" calcext:value-type="float">
            <text:p>0.18551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8842" calcext:value-type="float">
            <text:p>0.108842</text:p>
          </table:table-cell>
          <table:table-cell office:value-type="float" office:value="0.185906" calcext:value-type="float">
            <text:p>0.18590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217" calcext:value-type="float">
            <text:p>0.107217</text:p>
          </table:table-cell>
          <table:table-cell office:value-type="float" office:value="0.185979" calcext:value-type="float">
            <text:p>0.18597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76916" calcext:value-type="float">
            <text:p>0.176916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778" calcext:value-type="float">
            <text:p>0.107778</text:p>
          </table:table-cell>
          <table:table-cell office:value-type="float" office:value="0.183793" calcext:value-type="float">
            <text:p>0.18379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0389" calcext:value-type="float">
            <text:p>0.120389</text:p>
          </table:table-cell>
          <table:table-cell office:value-type="float" office:value="0.180525" calcext:value-type="float">
            <text:p>0.180525</text:p>
          </table:table-cell>
          <table:table-cell/>
          <table:table-cell office:value-type="float" office:value="0.107957" calcext:value-type="float">
            <text:p>0.107957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87716" calcext:value-type="float">
            <text:p>0.187716</text:p>
          </table:table-cell>
          <table:table-cell/>
          <table:table-cell office:value-type="float" office:value="0.107281" calcext:value-type="float">
            <text:p>0.107281</text:p>
          </table:table-cell>
          <table:table-cell office:value-type="float" office:value="0.183851" calcext:value-type="float">
            <text:p>0.18385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7332" calcext:value-type="float">
            <text:p>0.107332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8443" calcext:value-type="float">
            <text:p>0.108443</text:p>
          </table:table-cell>
          <table:table-cell office:value-type="float" office:value="0.184687" calcext:value-type="float">
            <text:p>0.18468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744" calcext:value-type="float">
            <text:p>0.10744</text:p>
          </table:table-cell>
          <table:table-cell office:value-type="float" office:value="0.184177" calcext:value-type="float">
            <text:p>0.18417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8317" calcext:value-type="float">
            <text:p>0.108317</text:p>
          </table:table-cell>
          <table:table-cell office:value-type="float" office:value="0.182772" calcext:value-type="float">
            <text:p>0.18277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77104" calcext:value-type="float">
            <text:p>0.177104</text:p>
          </table:table-cell>
          <table:table-cell/>
          <table:table-cell office:value-type="float" office:value="0.107396" calcext:value-type="float">
            <text:p>0.107396</text:p>
          </table:table-cell>
          <table:table-cell office:value-type="float" office:value="0.183707" calcext:value-type="float">
            <text:p>0.183707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2898" calcext:value-type="float">
            <text:p>0.102898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323" calcext:value-type="float">
            <text:p>0.107323</text:p>
          </table:table-cell>
          <table:table-cell office:value-type="float" office:value="0.184054" calcext:value-type="float">
            <text:p>0.18405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791" calcext:value-type="float">
            <text:p>0.107791</text:p>
          </table:table-cell>
          <table:table-cell office:value-type="float" office:value="0.183225" calcext:value-type="float">
            <text:p>0.18322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9231" calcext:value-type="float">
            <text:p>0.109231</text:p>
          </table:table-cell>
          <table:table-cell office:value-type="float" office:value="0.182302" calcext:value-type="float">
            <text:p>0.18230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668" calcext:value-type="float">
            <text:p>0.107668</text:p>
          </table:table-cell>
          <table:table-cell office:value-type="float" office:value="0.18329" calcext:value-type="float">
            <text:p>0.18329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0022" calcext:value-type="float">
            <text:p>0.180022</text:p>
          </table:table-cell>
          <table:table-cell/>
          <table:table-cell office:value-type="float" office:value="0.107695" calcext:value-type="float">
            <text:p>0.107695</text:p>
          </table:table-cell>
          <table:table-cell office:value-type="float" office:value="0.184853" calcext:value-type="float">
            <text:p>0.18485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8087" calcext:value-type="float">
            <text:p>0.108087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8402" calcext:value-type="float">
            <text:p>0.108402</text:p>
          </table:table-cell>
          <table:table-cell office:value-type="float" office:value="0.184531" calcext:value-type="float">
            <text:p>0.18453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6697" calcext:value-type="float">
            <text:p>0.106697</text:p>
          </table:table-cell>
          <table:table-cell office:value-type="float" office:value="0.184102" calcext:value-type="float">
            <text:p>0.18410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7653" calcext:value-type="float">
            <text:p>0.107653</text:p>
          </table:table-cell>
          <table:table-cell office:value-type="float" office:value="0.18523" calcext:value-type="float">
            <text:p>0.1852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4081" calcext:value-type="float">
            <text:p>0.184081</text:p>
          </table:table-cell>
          <table:table-cell/>
          <table:table-cell office:value-type="float" office:value="0.107876" calcext:value-type="float">
            <text:p>0.107876</text:p>
          </table:table-cell>
          <table:table-cell office:value-type="float" office:value="0.184512" calcext:value-type="float">
            <text:p>0.18451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04506" calcext:value-type="float">
            <text:p>0.104506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6625" calcext:value-type="float">
            <text:p>0.106625</text:p>
          </table:table-cell>
          <table:table-cell office:value-type="float" office:value="0.185656" calcext:value-type="float">
            <text:p>0.18565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0676" calcext:value-type="float">
            <text:p>0.110676</text:p>
          </table:table-cell>
          <table:table-cell office:value-type="float" office:value="0.181962" calcext:value-type="float">
            <text:p>0.181962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8562" calcext:value-type="float">
            <text:p>0.108562</text:p>
          </table:table-cell>
          <table:table-cell office:value-type="float" office:value="0.187196" calcext:value-type="float">
            <text:p>0.18719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7113" calcext:value-type="float">
            <text:p>0.107113</text:p>
          </table:table-cell>
          <table:table-cell office:value-type="float" office:value="0.183636" calcext:value-type="float">
            <text:p>0.18363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3502" calcext:value-type="float">
            <text:p>0.183502</text:p>
          </table:table-cell>
          <table:table-cell/>
          <table:table-cell office:value-type="float" office:value="0.106493" calcext:value-type="float">
            <text:p>0.106493</text:p>
          </table:table-cell>
          <table:table-cell office:value-type="float" office:value="0.184496" calcext:value-type="float">
            <text:p>0.18449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093869" calcext:value-type="float">
            <text:p>0.093869</text:p>
          </table:table-cell>
          <table:table-cell office:value-type="float" office:value="0.186629" calcext:value-type="float">
            <text:p>0.186629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10148" calcext:value-type="float">
            <text:p>0.110148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886" calcext:value-type="float">
            <text:p>0.107886</text:p>
          </table:table-cell>
          <table:table-cell office:value-type="float" office:value="0.185814" calcext:value-type="float">
            <text:p>0.18581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6822" calcext:value-type="float">
            <text:p>0.106822</text:p>
          </table:table-cell>
          <table:table-cell office:value-type="float" office:value="0.184694" calcext:value-type="float">
            <text:p>0.18469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644" calcext:value-type="float">
            <text:p>0.107644</text:p>
          </table:table-cell>
          <table:table-cell office:value-type="float" office:value="0.185451" calcext:value-type="float">
            <text:p>0.185451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6251" calcext:value-type="float">
            <text:p>0.186251</text:p>
          </table:table-cell>
          <table:table-cell/>
          <table:table-cell office:value-type="float" office:value="0.107972" calcext:value-type="float">
            <text:p>0.107972</text:p>
          </table:table-cell>
          <table:table-cell office:value-type="float" office:value="0.183735" calcext:value-type="float">
            <text:p>0.18373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17491" calcext:value-type="float">
            <text:p>0.117491</text:p>
          </table:table-cell>
          <table:table-cell office:value-type="float" office:value="0.18074" calcext:value-type="float">
            <text:p>0.18074</text:p>
          </table:table-cell>
          <table:table-cell/>
          <table:table-cell office:value-type="float" office:value="0.103903" calcext:value-type="float">
            <text:p>0.103903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8973" calcext:value-type="float">
            <text:p>0.108973</text:p>
          </table:table-cell>
          <table:table-cell office:value-type="float" office:value="0.18516" calcext:value-type="float">
            <text:p>0.18516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9264" calcext:value-type="float">
            <text:p>0.109264</text:p>
          </table:table-cell>
          <table:table-cell office:value-type="float" office:value="0.184633" calcext:value-type="float">
            <text:p>0.184633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6428" calcext:value-type="float">
            <text:p>0.106428</text:p>
          </table:table-cell>
          <table:table-cell office:value-type="float" office:value="0.185825" calcext:value-type="float">
            <text:p>0.185825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7411" calcext:value-type="float">
            <text:p>0.187411</text:p>
          </table:table-cell>
          <table:table-cell/>
          <table:table-cell office:value-type="float" office:value="0.107722" calcext:value-type="float">
            <text:p>0.107722</text:p>
          </table:table-cell>
          <table:table-cell office:value-type="float" office:value="0.185904" calcext:value-type="float">
            <text:p>0.18590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07888" calcext:value-type="float">
            <text:p>0.107888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76" calcext:value-type="float">
            <text:p>0.10776</text:p>
          </table:table-cell>
          <table:table-cell office:value-type="float" office:value="0.185094" calcext:value-type="float">
            <text:p>0.18509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126" calcext:value-type="float">
            <text:p>0.107126</text:p>
          </table:table-cell>
          <table:table-cell office:value-type="float" office:value="0.183764" calcext:value-type="float">
            <text:p>0.183764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76149" calcext:value-type="float">
            <text:p>0.176149</text:p>
          </table:table-cell>
          <table:table-cell/>
          <table:table-cell office:value-type="float" office:value="0.103501" calcext:value-type="float">
            <text:p>0.103501</text:p>
          </table:table-cell>
          <table:table-cell office:value-type="float" office:value="0.178856" calcext:value-type="float">
            <text:p>0.178856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594" calcext:value-type="float">
            <text:p>0.107594</text:p>
          </table:table-cell>
          <table:table-cell office:value-type="float" office:value="0.183232" calcext:value-type="float">
            <text:p>0.183232</text:p>
          </table:table-cell>
        </table:table-row>
        <table:table-row table:style-name="ro1">
          <table:table-cell office:value-type="float" office:value="0.087581" calcext:value-type="float">
            <text:p>0.087581</text:p>
          </table:table-cell>
          <table:table-cell office:value-type="float" office:value="0.209776" calcext:value-type="float">
            <text:p>0.209776</text:p>
          </table:table-cell>
          <table:table-cell/>
          <table:table-cell office:value-type="float" office:value="0.124573" calcext:value-type="float">
            <text:p>0.124573</text:p>
          </table:table-cell>
          <table:table-cell office:value-type="float" office:value="0.194883" calcext:value-type="float">
            <text:p>0.194883</text:p>
          </table:table-cell>
          <table:table-cell/>
          <table:table-cell office:value-type="float" office:value="0.124471" calcext:value-type="float">
            <text:p>0.124471</text:p>
          </table:table-cell>
          <table:table-cell office:value-type="float" office:value="0.193197" calcext:value-type="float">
            <text:p>0.193197</text:p>
          </table:table-cell>
          <table:table-cell/>
          <table:table-cell office:value-type="float" office:value="0.103477" calcext:value-type="float">
            <text:p>0.103477</text:p>
          </table:table-cell>
          <table:table-cell office:value-type="float" office:value="0.182203" calcext:value-type="float">
            <text:p>0.182203</text:p>
          </table:table-cell>
          <table:table-cell/>
          <table:table-cell office:value-type="float" office:value="0.11134" calcext:value-type="float">
            <text:p>0.11134</text:p>
          </table:table-cell>
          <table:table-cell office:value-type="float" office:value="0.188092" calcext:value-type="float">
            <text:p>0.188092</text:p>
          </table:table-cell>
          <table:table-cell/>
          <table:table-cell office:value-type="float" office:value="0.107037" calcext:value-type="float">
            <text:p>0.107037</text:p>
          </table:table-cell>
          <table:table-cell office:value-type="float" office:value="0.182807" calcext:value-type="float">
            <text:p>0.182807</text:p>
          </table:table-cell>
        </table:table-row>
        <table:table-row table:style-name="ro1" table:number-rows-repeated="104847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54:28.865778835</meta:creation-date>
    <dc:date>2022-12-06T14:01:17.300048292</dc:date>
    <meta:editing-duration>PT24M51S</meta:editing-duration>
    <meta:editing-cycles>4</meta:editing-cycles>
    <meta:generator>LibreOffice/7.4.3.2$Linux_X86_64 LibreOffice_project/40$Build-2</meta:generator>
    <meta:document-statistic meta:table-count="1" meta:cell-count="12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44cm" svg:height="13.185cm" xlink:href=".." xlink:type="simple" chart:class="chart:line" chart:column-mapping="0 2 4 6 8 10 1 3 5 7 9 11" chart:style-name="ch1">
        <chart:title svg:x="7.483cm" svg:y="0.399cm" chart:style-name="ch2">
          <text:p>Comparativa entre todas las simulaciones</text:p>
        </chart:title>
        <chart:legend chart:legend-position="end" svg:x="18.551cm" svg:y="3.554cm" style:legend-expansion="high" chart:style-name="ch3"/>
        <chart:plot-area chart:style-name="ch4" table:cell-range-address="Sheet1.A1:Sheet1.B102 Sheet1.D1:Sheet1.E102 Sheet1.G1:Sheet1.H102 Sheet1.J1:Sheet1.K102 Sheet1.M1:Sheet1.N102 Sheet1.P1:Sheet1.Q102" chart:data-source-has-labels="row" svg:x="1.479cm" svg:y="1.441cm" svg:width="16.604cm" svg:height="10.5cm">
          <chart:coordinate-region svg:x="2.391cm" svg:y="1.64cm" svg:width="15.551cm" svg:height="9.377cm"/>
          <chart:axis chart:dimension="x" chart:name="primary-x" chart:style-name="ch5">
            <chart:title svg:x="8.771cm" svg:y="12.204cm" chart:style-name="ch6">
              <text:p>Repeticiones</text:p>
            </chart:title>
          </chart:axis>
          <chart:axis chart:dimension="y" chart:name="primary-y" chart:style-name="ch5">
            <chart:title svg:x="0.451cm" svg:y="8.177cm" chart:style-name="ch7">
              <text:p>Número de trabajos</text:p>
            </chart:title>
            <chart:grid chart:style-name="ch8" chart:class="major"/>
          </chart:axis>
          <chart:series chart:style-name="ch9" chart:values-cell-range-address="Sheet1.A2:Sheet1.A102" chart:label-cell-address="Sheet1.A1:Sheet1.A1" chart:class="chart:line">
            <chart:data-point chart:repeated="101"/>
          </chart:series>
          <chart:series chart:style-name="ch10" chart:values-cell-range-address="Sheet1.D2:Sheet1.D102" chart:label-cell-address="Sheet1.D1:Sheet1.D1" chart:class="chart:line">
            <chart:data-point chart:repeated="101"/>
          </chart:series>
          <chart:series chart:style-name="ch11" chart:values-cell-range-address="Sheet1.G2:Sheet1.G102" chart:label-cell-address="Sheet1.G1:Sheet1.G1" chart:class="chart:line">
            <chart:data-point chart:repeated="101"/>
          </chart:series>
          <chart:series chart:style-name="ch12" chart:values-cell-range-address="Sheet1.J2:Sheet1.J102" chart:label-cell-address="Sheet1.J1:Sheet1.J1" chart:class="chart:line">
            <chart:data-point chart:repeated="101"/>
          </chart:series>
          <chart:series chart:style-name="ch13" chart:values-cell-range-address="Sheet1.M2:Sheet1.M102" chart:label-cell-address="Sheet1.M1:Sheet1.M1" chart:class="chart:line">
            <chart:data-point chart:repeated="101"/>
          </chart:series>
          <chart:series chart:style-name="ch14" chart:values-cell-range-address="Sheet1.P2:Sheet1.P102" chart:label-cell-address="Sheet1.P1:Sheet1.P1" chart:class="chart:line">
            <chart:data-point chart:repeated="101"/>
          </chart:series>
          <chart:series chart:style-name="ch15" chart:values-cell-range-address="Sheet1.B2:Sheet1.B102" chart:label-cell-address="Sheet1.B1:Sheet1.B1" chart:class="chart:line">
            <chart:data-point chart:repeated="101"/>
          </chart:series>
          <chart:series chart:style-name="ch16" chart:values-cell-range-address="Sheet1.E2:Sheet1.E102" chart:label-cell-address="Sheet1.E1:Sheet1.E1" chart:class="chart:line">
            <chart:data-point chart:repeated="101"/>
          </chart:series>
          <chart:series chart:style-name="ch17" chart:values-cell-range-address="Sheet1.H2:Sheet1.H102" chart:label-cell-address="Sheet1.H1:Sheet1.H1" chart:class="chart:line">
            <chart:data-point chart:repeated="101"/>
          </chart:series>
          <chart:series chart:style-name="ch18" chart:values-cell-range-address="Sheet1.K2:Sheet1.K102" chart:label-cell-address="Sheet1.K1:Sheet1.K1" chart:class="chart:line">
            <chart:data-point chart:repeated="101"/>
          </chart:series>
          <chart:series chart:style-name="ch19" chart:values-cell-range-address="Sheet1.N2:Sheet1.N102" chart:label-cell-address="Sheet1.N1:Sheet1.N1" chart:class="chart:line">
            <chart:data-point chart:repeated="101"/>
          </chart:series>
          <chart:series chart:style-name="ch20" chart:values-cell-range-address="Sheet1.Q2:Sheet1.Q102" chart:label-cell-address="Sheet1.Q1:Sheet1.Q1" chart:class="chart:line">
            <chart:data-point chart:repeated="1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era_carga_a_10</text:p>
                <draw:g>
                  <svg:desc>Sheet1.A1:Sheet1.A1</svg:desc>
                </draw:g>
              </table:table-cell>
              <table:table-cell office:value-type="string">
                <text:p>espera_carga_a_50</text:p>
                <draw:g>
                  <svg:desc>Sheet1.D1:Sheet1.D1</svg:desc>
                </draw:g>
              </table:table-cell>
              <table:table-cell office:value-type="string">
                <text:p>espera_carga_a_100</text:p>
                <draw:g>
                  <svg:desc>Sheet1.G1:Sheet1.G1</svg:desc>
                </draw:g>
              </table:table-cell>
              <table:table-cell office:value-type="string">
                <text:p>espera_carga_a_500</text:p>
                <draw:g>
                  <svg:desc>Sheet1.J1:Sheet1.J1</svg:desc>
                </draw:g>
              </table:table-cell>
              <table:table-cell office:value-type="string">
                <text:p>espera_carga_a_1000</text:p>
                <draw:g>
                  <svg:desc>Sheet1.M1:Sheet1.M1</svg:desc>
                </draw:g>
              </table:table-cell>
              <table:table-cell office:value-type="string">
                <text:p>espera_carga_a_10000</text:p>
                <draw:g>
                  <svg:desc>Sheet1.P1:Sheet1.P1</svg:desc>
                </draw:g>
              </table:table-cell>
              <table:table-cell office:value-type="string">
                <text:p>espera_carga_b_10</text:p>
                <draw:g>
                  <svg:desc>Sheet1.B1:Sheet1.B1</svg:desc>
                </draw:g>
              </table:table-cell>
              <table:table-cell office:value-type="string">
                <text:p>espera_carga_b_50</text:p>
                <draw:g>
                  <svg:desc>Sheet1.E1:Sheet1.E1</svg:desc>
                </draw:g>
              </table:table-cell>
              <table:table-cell office:value-type="string">
                <text:p>espera_carga_b_100</text:p>
                <draw:g>
                  <svg:desc>Sheet1.H1:Sheet1.H1</svg:desc>
                </draw:g>
              </table:table-cell>
              <table:table-cell office:value-type="string">
                <text:p>espera_carga_b_500</text:p>
                <draw:g>
                  <svg:desc>Sheet1.K1:Sheet1.K1</svg:desc>
                </draw:g>
              </table:table-cell>
              <table:table-cell office:value-type="string">
                <text:p>espera_carga_b_1000</text:p>
                <draw:g>
                  <svg:desc>Sheet1.N1:Sheet1.N1</svg:desc>
                </draw:g>
              </table:table-cell>
              <table:table-cell office:value-type="string">
                <text:p>espera_carga_b_10000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269">
                <text:p>0.113269</text:p>
                <draw:g>
                  <svg:desc>Sheet1.A2:Sheet1.A102</svg:desc>
                </draw:g>
              </table:table-cell>
              <table:table-cell office:value-type="float" office:value="0.081694">
                <text:p>0.081694</text:p>
                <draw:g>
                  <svg:desc>Sheet1.D2:Sheet1.D102</svg:desc>
                </draw:g>
              </table:table-cell>
              <table:table-cell office:value-type="float" office:value="0.124156">
                <text:p>0.124156</text:p>
                <draw:g>
                  <svg:desc>Sheet1.G2:Sheet1.G102</svg:desc>
                </draw:g>
              </table:table-cell>
              <table:table-cell office:value-type="float" office:value="0.103659">
                <text:p>0.103659</text:p>
                <draw:g>
                  <svg:desc>Sheet1.J2:Sheet1.J102</svg:desc>
                </draw:g>
              </table:table-cell>
              <table:table-cell office:value-type="float" office:value="0.103341">
                <text:p>0.103341</text:p>
                <draw:g>
                  <svg:desc>Sheet1.M2:Sheet1.M102</svg:desc>
                </draw:g>
              </table:table-cell>
              <table:table-cell office:value-type="float" office:value="0.10808">
                <text:p>0.10808</text:p>
                <draw:g>
                  <svg:desc>Sheet1.P2:Sheet1.P102</svg:desc>
                </draw:g>
              </table:table-cell>
              <table:table-cell office:value-type="float" office:value="0.204119">
                <text:p>0.204119</text:p>
                <draw:g>
                  <svg:desc>Sheet1.B2:Sheet1.B102</svg:desc>
                </draw:g>
              </table:table-cell>
              <table:table-cell office:value-type="float" office:value="0.183008">
                <text:p>0.183008</text:p>
                <draw:g>
                  <svg:desc>Sheet1.E2:Sheet1.E102</svg:desc>
                </draw:g>
              </table:table-cell>
              <table:table-cell office:value-type="float" office:value="0.193596">
                <text:p>0.193596</text:p>
                <draw:g>
                  <svg:desc>Sheet1.H2:Sheet1.H102</svg:desc>
                </draw:g>
              </table:table-cell>
              <table:table-cell office:value-type="float" office:value="0.186359">
                <text:p>0.186359</text:p>
                <draw:g>
                  <svg:desc>Sheet1.K2:Sheet1.K102</svg:desc>
                </draw:g>
              </table:table-cell>
              <table:table-cell office:value-type="float" office:value="0.185577">
                <text:p>0.185577</text:p>
                <draw:g>
                  <svg:desc>Sheet1.N2:Sheet1.N102</svg:desc>
                </draw:g>
              </table:table-cell>
              <table:table-cell office:value-type="float" office:value="0.18263">
                <text:p>0.18263</text:p>
                <draw:g>
                  <svg:desc>Sheet1.Q2:Sheet1.Q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5021">
                <text:p>0.105021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5577">
                <text:p>0.185577</text:p>
              </table:table-cell>
              <table:table-cell office:value-type="float" office:value="0.185785">
                <text:p>0.185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7313">
                <text:p>0.107313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5577">
                <text:p>0.185577</text:p>
              </table:table-cell>
              <table:table-cell office:value-type="float" office:value="0.18646">
                <text:p>0.18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3341">
                <text:p>0.103341</text:p>
              </table:table-cell>
              <table:table-cell office:value-type="float" office:value="0.10735">
                <text:p>0.10735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4264">
                <text:p>0.184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644">
                <text:p>0.108644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2506">
                <text:p>0.18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3659">
                <text:p>0.103659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526">
                <text:p>0.108526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86359">
                <text:p>0.186359</text:p>
              </table:table-cell>
              <table:table-cell office:value-type="float" office:value="0.18138">
                <text:p>0.18138</text:p>
              </table:table-cell>
              <table:table-cell office:value-type="float" office:value="0.184731">
                <text:p>0.184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06632">
                <text:p>0.106632</text:p>
              </table:table-cell>
              <table:table-cell office:value-type="float" office:value="0.108102">
                <text:p>0.108102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74632">
                <text:p>0.174632</text:p>
              </table:table-cell>
              <table:table-cell office:value-type="float" office:value="0.18138">
                <text:p>0.18138</text:p>
              </table:table-cell>
              <table:table-cell office:value-type="float" office:value="0.184971">
                <text:p>0.184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06632">
                <text:p>0.106632</text:p>
              </table:table-cell>
              <table:table-cell office:value-type="float" office:value="0.107829">
                <text:p>0.107829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93596">
                <text:p>0.193596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5207">
                <text:p>0.185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24156">
                <text:p>0.124156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9187">
                <text:p>0.10918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4641">
                <text:p>0.184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7587">
                <text:p>0.10758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4612">
                <text:p>0.184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7613">
                <text:p>0.107613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6773">
                <text:p>0.18677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0671">
                <text:p>0.110671</text:p>
              </table:table-cell>
              <table:table-cell office:value-type="float" office:value="0.109175">
                <text:p>0.109175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133">
                <text:p>0.185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4543">
                <text:p>0.10454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6927">
                <text:p>0.106927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74632">
                <text:p>0.17463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449">
                <text:p>0.185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6762">
                <text:p>0.106762</text:p>
              </table:table-cell>
              <table:table-cell office:value-type="float" office:value="0.204119">
                <text:p>0.204119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3179">
                <text:p>0.183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3269">
                <text:p>0.113269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8322">
                <text:p>0.1083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2962">
                <text:p>0.182962</text:p>
              </table:table-cell>
              <table:table-cell office:value-type="float" office:value="0.185009">
                <text:p>0.185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12057">
                <text:p>0.112057</text:p>
              </table:table-cell>
              <table:table-cell office:value-type="float" office:value="0.107974">
                <text:p>0.10797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5177">
                <text:p>0.185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7922">
                <text:p>0.1079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8006">
                <text:p>0.10800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5108">
                <text:p>0.185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8362">
                <text:p>0.10836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794">
                <text:p>0.180794</text:p>
              </table:table-cell>
              <table:table-cell office:value-type="float" office:value="0.183563">
                <text:p>0.183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10653">
                <text:p>0.110653</text:p>
              </table:table-cell>
              <table:table-cell office:value-type="float" office:value="0.10456">
                <text:p>0.10456</text:p>
              </table:table-cell>
              <table:table-cell office:value-type="float" office:value="0.107613">
                <text:p>0.107613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93542">
                <text:p>0.193542</text:p>
              </table:table-cell>
              <table:table-cell office:value-type="float" office:value="0.18081">
                <text:p>0.18081</text:p>
              </table:table-cell>
              <table:table-cell office:value-type="float" office:value="0.184327">
                <text:p>0.184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7218">
                <text:p>0.10721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3206">
                <text:p>0.183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6914">
                <text:p>0.10691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82349">
                <text:p>0.182349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5209">
                <text:p>0.185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103179">
                <text:p>0.103179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9435">
                <text:p>0.109435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081">
                <text:p>0.18081</text:p>
              </table:table-cell>
              <table:table-cell office:value-type="float" office:value="0.183429">
                <text:p>0.183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11883">
                <text:p>0.111883</text:p>
              </table:table-cell>
              <table:table-cell office:value-type="float" office:value="0.107534">
                <text:p>0.10753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5225">
                <text:p>0.185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7576">
                <text:p>0.1075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3117">
                <text:p>0.183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5735">
                <text:p>0.105735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2873">
                <text:p>0.182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8327">
                <text:p>0.108327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3895">
                <text:p>0.183895</text:p>
              </table:table-cell>
              <table:table-cell office:value-type="float" office:value="0.186868">
                <text:p>0.186868</text:p>
              </table:table-cell>
              <table:table-cell office:value-type="float" office:value="0.185648">
                <text:p>0.185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0751">
                <text:p>0.100751</text:p>
              </table:table-cell>
              <table:table-cell office:value-type="float" office:value="0.106348">
                <text:p>0.106348</text:p>
              </table:table-cell>
              <table:table-cell office:value-type="float" office:value="0.107692">
                <text:p>0.107692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5407">
                <text:p>0.185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6836">
                <text:p>0.106836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4825">
                <text:p>0.184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7418">
                <text:p>0.10741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2232">
                <text:p>0.182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7669">
                <text:p>0.107669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2989">
                <text:p>0.182989</text:p>
              </table:table-cell>
              <table:table-cell office:value-type="float" office:value="0.184208">
                <text:p>0.184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12788">
                <text:p>0.112788</text:p>
              </table:table-cell>
              <table:table-cell office:value-type="float" office:value="0.108268">
                <text:p>0.108268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3935">
                <text:p>0.183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7644">
                <text:p>0.1076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71427">
                <text:p>0.171427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4178">
                <text:p>0.184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964">
                <text:p>0.106964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6385">
                <text:p>0.10638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4528">
                <text:p>0.184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07263">
                <text:p>0.107263</text:p>
              </table:table-cell>
              <table:table-cell office:value-type="float" office:value="0.103574">
                <text:p>0.103574</text:p>
              </table:table-cell>
              <table:table-cell office:value-type="float" office:value="0.1081">
                <text:p>0.108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2967">
                <text:p>0.182967</text:p>
              </table:table-cell>
              <table:table-cell office:value-type="float" office:value="0.186272">
                <text:p>0.186272</text:p>
              </table:table-cell>
              <table:table-cell office:value-type="float" office:value="0.182582">
                <text:p>0.182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3574">
                <text:p>0.103574</text:p>
              </table:table-cell>
              <table:table-cell office:value-type="float" office:value="0.106941">
                <text:p>0.10694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4153">
                <text:p>0.184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7428">
                <text:p>0.10742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3997">
                <text:p>0.183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6815">
                <text:p>0.10681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3039">
                <text:p>0.183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10557">
                <text:p>0.110557</text:p>
              </table:table-cell>
              <table:table-cell office:value-type="float" office:value="0.107432">
                <text:p>0.10743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82851">
                <text:p>0.182851</text:p>
              </table:table-cell>
              <table:table-cell office:value-type="float" office:value="0.184029">
                <text:p>0.184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7606">
                <text:p>0.107606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4343">
                <text:p>0.184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097075">
                <text:p>0.097075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8563">
                <text:p>0.10856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74247">
                <text:p>0.174247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551">
                <text:p>0.18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6421">
                <text:p>0.10642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5091">
                <text:p>0.185091</text:p>
              </table:table-cell>
              <table:table-cell office:value-type="float" office:value="0.179697">
                <text:p>0.179697</text:p>
              </table:table-cell>
              <table:table-cell office:value-type="float" office:value="0.18475">
                <text:p>0.18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194">
                <text:p>0.11194</text:p>
              </table:table-cell>
              <table:table-cell office:value-type="float" office:value="0.109097">
                <text:p>0.109097</text:p>
              </table:table-cell>
              <table:table-cell office:value-type="float" office:value="0.107163">
                <text:p>0.10716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5091">
                <text:p>0.185091</text:p>
              </table:table-cell>
              <table:table-cell office:value-type="float" office:value="0.178969">
                <text:p>0.178969</text:p>
              </table:table-cell>
              <table:table-cell office:value-type="float" office:value="0.183107">
                <text:p>0.183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6557">
                <text:p>0.106557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253">
                <text:p>0.18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791">
                <text:p>0.1079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5422">
                <text:p>0.185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8548">
                <text:p>0.10854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78969">
                <text:p>0.178969</text:p>
              </table:table-cell>
              <table:table-cell office:value-type="float" office:value="0.183497">
                <text:p>0.183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6123">
                <text:p>0.106123</text:p>
              </table:table-cell>
              <table:table-cell office:value-type="float" office:value="0.106889">
                <text:p>0.10688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3672">
                <text:p>0.183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7201">
                <text:p>0.10720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3221">
                <text:p>0.183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739">
                <text:p>0.1073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2857">
                <text:p>0.18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0299">
                <text:p>0.10299</text:p>
              </table:table-cell>
              <table:table-cell office:value-type="float" office:value="0.107161">
                <text:p>0.107161</text:p>
              </table:table-cell>
              <table:table-cell office:value-type="float" office:value="0.108425">
                <text:p>0.10842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1892">
                <text:p>0.181892</text:p>
              </table:table-cell>
              <table:table-cell office:value-type="float" office:value="0.183445">
                <text:p>0.183445</text:p>
              </table:table-cell>
              <table:table-cell office:value-type="float" office:value="0.184417">
                <text:p>0.1844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6802">
                <text:p>0.10680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2948">
                <text:p>0.182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6277">
                <text:p>0.106277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3367">
                <text:p>0.183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7265">
                <text:p>0.107265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2986">
                <text:p>0.182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11501">
                <text:p>0.111501</text:p>
              </table:table-cell>
              <table:table-cell office:value-type="float" office:value="0.107799">
                <text:p>0.10779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81734">
                <text:p>0.181734</text:p>
              </table:table-cell>
              <table:table-cell office:value-type="float" office:value="0.184157">
                <text:p>0.184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519">
                <text:p>0.10519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3488">
                <text:p>0.183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02348">
                <text:p>0.102348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74">
                <text:p>0.10874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92643">
                <text:p>0.192643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3774">
                <text:p>0.183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948">
                <text:p>0.10894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9756">
                <text:p>0.189756</text:p>
              </table:table-cell>
              <table:table-cell office:value-type="float" office:value="0.178423">
                <text:p>0.178423</text:p>
              </table:table-cell>
              <table:table-cell office:value-type="float" office:value="0.184978">
                <text:p>0.184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14219">
                <text:p>0.114219</text:p>
              </table:table-cell>
              <table:table-cell office:value-type="float" office:value="0.10484">
                <text:p>0.10484</text:p>
              </table:table-cell>
              <table:table-cell office:value-type="float" office:value="0.10803">
                <text:p>0.10803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4218">
                <text:p>0.184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8831">
                <text:p>0.108831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3998">
                <text:p>0.183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9622">
                <text:p>0.1096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4328">
                <text:p>0.184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7581">
                <text:p>0.087581</text:p>
              </table:table-cell>
              <table:table-cell office:value-type="float" office:value="0.10638">
                <text:p>0.10638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58">
                <text:p>0.105758</text:p>
              </table:table-cell>
              <table:table-cell office:value-type="float" office:value="0.10798">
                <text:p>0.10798</text:p>
              </table:table-cell>
              <table:table-cell office:value-type="float" office:value="0.209776">
                <text:p>0.209776</text:p>
              </table:table-cell>
              <table:table-cell office:value-type="float" office:value="0.163256">
                <text:p>0.163256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9104">
                <text:p>0.19104</text:p>
              </table:table-cell>
              <table:table-cell office:value-type="float" office:value="0.183521">
                <text:p>0.183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8438">
                <text:p>0.10843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2107">
                <text:p>0.182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7964">
                <text:p>0.107964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4697">
                <text:p>0.1846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7855">
                <text:p>0.10785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1771">
                <text:p>0.181771</text:p>
              </table:table-cell>
              <table:table-cell office:value-type="float" office:value="0.182124">
                <text:p>0.182124</text:p>
              </table:table-cell>
              <table:table-cell office:value-type="float" office:value="0.184277">
                <text:p>0.184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3802">
                <text:p>0.103802</text:p>
              </table:table-cell>
              <table:table-cell office:value-type="float" office:value="0.105767">
                <text:p>0.105767</text:p>
              </table:table-cell>
              <table:table-cell office:value-type="float" office:value="0.106293">
                <text:p>0.10629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2124">
                <text:p>0.182124</text:p>
              </table:table-cell>
              <table:table-cell office:value-type="float" office:value="0.183965">
                <text:p>0.1839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10241">
                <text:p>0.11024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5129">
                <text:p>0.185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9286">
                <text:p>0.10928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4931">
                <text:p>0.184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8566">
                <text:p>0.10856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4868">
                <text:p>0.184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1668">
                <text:p>0.101668</text:p>
              </table:table-cell>
              <table:table-cell office:value-type="float" office:value="0.107316">
                <text:p>0.10731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3187">
                <text:p>0.183187</text:p>
              </table:table-cell>
              <table:table-cell office:value-type="float" office:value="0.185512">
                <text:p>0.185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8842">
                <text:p>0.10884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5906">
                <text:p>0.185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217">
                <text:p>0.10721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5979">
                <text:p>0.185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778">
                <text:p>0.10777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76916">
                <text:p>0.176916</text:p>
              </table:table-cell>
              <table:table-cell office:value-type="float" office:value="0.187716">
                <text:p>0.187716</text:p>
              </table:table-cell>
              <table:table-cell office:value-type="float" office:value="0.183793">
                <text:p>0.183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0389">
                <text:p>0.120389</text:p>
              </table:table-cell>
              <table:table-cell office:value-type="float" office:value="0.107957">
                <text:p>0.107957</text:p>
              </table:table-cell>
              <table:table-cell office:value-type="float" office:value="0.107332">
                <text:p>0.107332</text:p>
              </table:table-cell>
              <table:table-cell office:value-type="float" office:value="0.107281">
                <text:p>0.10728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80525">
                <text:p>0.180525</text:p>
              </table:table-cell>
              <table:table-cell office:value-type="float" office:value="0.182302">
                <text:p>0.182302</text:p>
              </table:table-cell>
              <table:table-cell office:value-type="float" office:value="0.187716">
                <text:p>0.187716</text:p>
              </table:table-cell>
              <table:table-cell office:value-type="float" office:value="0.183851">
                <text:p>0.183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7332">
                <text:p>0.107332</text:p>
              </table:table-cell>
              <table:table-cell office:value-type="float" office:value="0.108443">
                <text:p>0.10844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4687">
                <text:p>0.184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44">
                <text:p>0.107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4177">
                <text:p>0.184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8317">
                <text:p>0.10831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2772">
                <text:p>0.182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396">
                <text:p>0.10739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77104">
                <text:p>0.177104</text:p>
              </table:table-cell>
              <table:table-cell office:value-type="float" office:value="0.183707">
                <text:p>0.183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2898">
                <text:p>0.102898</text:p>
              </table:table-cell>
              <table:table-cell office:value-type="float" office:value="0.107323">
                <text:p>0.10732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4054">
                <text:p>0.184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791">
                <text:p>0.107791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3225">
                <text:p>0.183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09231">
                <text:p>0.109231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668">
                <text:p>0.107668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2302">
                <text:p>0.18230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329">
                <text:p>0.18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8087">
                <text:p>0.108087</text:p>
              </table:table-cell>
              <table:table-cell office:value-type="float" office:value="0.107695">
                <text:p>0.10769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0022">
                <text:p>0.180022</text:p>
              </table:table-cell>
              <table:table-cell office:value-type="float" office:value="0.184853">
                <text:p>0.184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8087">
                <text:p>0.108087</text:p>
              </table:table-cell>
              <table:table-cell office:value-type="float" office:value="0.108402">
                <text:p>0.10840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531">
                <text:p>0.184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6697">
                <text:p>0.106697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102">
                <text:p>0.184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7653">
                <text:p>0.10765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523">
                <text:p>0.18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7876">
                <text:p>0.1078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4081">
                <text:p>0.184081</text:p>
              </table:table-cell>
              <table:table-cell office:value-type="float" office:value="0.184512">
                <text:p>0.184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04506">
                <text:p>0.104506</text:p>
              </table:table-cell>
              <table:table-cell office:value-type="float" office:value="0.106625">
                <text:p>0.106625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3502">
                <text:p>0.183502</text:p>
              </table:table-cell>
              <table:table-cell office:value-type="float" office:value="0.185656">
                <text:p>0.185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0676">
                <text:p>0.110676</text:p>
              </table:table-cell>
              <table:table-cell office:value-type="float" office:value="0.110148">
                <text:p>0.110148</text:p>
              </table:table-cell>
              <table:table-cell office:value-type="float" office:value="0.108562">
                <text:p>0.108562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1962">
                <text:p>0.181962</text:p>
              </table:table-cell>
              <table:table-cell office:value-type="float" office:value="0.183502">
                <text:p>0.183502</text:p>
              </table:table-cell>
              <table:table-cell office:value-type="float" office:value="0.187196">
                <text:p>0.1871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7113">
                <text:p>0.10711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3502">
                <text:p>0.183502</text:p>
              </table:table-cell>
              <table:table-cell office:value-type="float" office:value="0.183636">
                <text:p>0.18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6493">
                <text:p>0.106493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3502">
                <text:p>0.183502</text:p>
              </table:table-cell>
              <table:table-cell office:value-type="float" office:value="0.184496">
                <text:p>0.184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7581">
                <text:p>0.087581</text:p>
              </table:table-cell>
              <table:table-cell office:value-type="float" office:value="0.093869">
                <text:p>0.093869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10148">
                <text:p>0.110148</text:p>
              </table:table-cell>
              <table:table-cell office:value-type="float" office:value="0.107886">
                <text:p>0.107886</text:p>
              </table:table-cell>
              <table:table-cell office:value-type="float" office:value="0.209776">
                <text:p>0.209776</text:p>
              </table:table-cell>
              <table:table-cell office:value-type="float" office:value="0.186629">
                <text:p>0.186629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5814">
                <text:p>0.185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6822">
                <text:p>0.1068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4694">
                <text:p>0.1846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7644">
                <text:p>0.10764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5451">
                <text:p>0.185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7972">
                <text:p>0.10797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6251">
                <text:p>0.186251</text:p>
              </table:table-cell>
              <table:table-cell office:value-type="float" office:value="0.183735">
                <text:p>0.1837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17491">
                <text:p>0.117491</text:p>
              </table:table-cell>
              <table:table-cell office:value-type="float" office:value="0.103903">
                <text:p>0.103903</text:p>
              </table:table-cell>
              <table:table-cell office:value-type="float" office:value="0.108973">
                <text:p>0.108973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8074">
                <text:p>0.18074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16">
                <text:p>0.18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9264">
                <text:p>0.10926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4633">
                <text:p>0.184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6428">
                <text:p>0.106428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825">
                <text:p>0.185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7722">
                <text:p>0.107722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7411">
                <text:p>0.187411</text:p>
              </table:table-cell>
              <table:table-cell office:value-type="float" office:value="0.185904">
                <text:p>0.185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07888">
                <text:p>0.107888</text:p>
              </table:table-cell>
              <table:table-cell office:value-type="float" office:value="0.10776">
                <text:p>0.10776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5094">
                <text:p>0.1850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1134">
                <text:p>0.11134</text:p>
              </table:table-cell>
              <table:table-cell office:value-type="float" office:value="0.107126">
                <text:p>0.107126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3764">
                <text:p>0.183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501">
                <text:p>0.103501</text:p>
              </table:table-cell>
              <table:table-cell office:value-type="float" office:value="0.11134">
                <text:p>0.11134</text:p>
              </table:table-cell>
              <table:table-cell office:value-type="float" office:value="0.107594">
                <text:p>0.107594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76149">
                <text:p>0.176149</text:p>
              </table:table-cell>
              <table:table-cell office:value-type="float" office:value="0.178856">
                <text:p>0.178856</text:p>
              </table:table-cell>
              <table:table-cell office:value-type="float" office:value="0.188092">
                <text:p>0.188092</text:p>
              </table:table-cell>
              <table:table-cell office:value-type="float" office:value="0.183232">
                <text:p>0.1832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7581">
                <text:p>0.087581</text:p>
              </table:table-cell>
              <table:table-cell office:value-type="float" office:value="0.124573">
                <text:p>0.124573</text:p>
              </table:table-cell>
              <table:table-cell office:value-type="float" office:value="0.124471">
                <text:p>0.124471</text:p>
              </table:table-cell>
              <table:table-cell office:value-type="float" office:value="0.103477">
                <text:p>0.103477</text:p>
              </table:table-cell>
              <table:table-cell office:value-type="float" office:value="0.11134">
                <text:p>0.11134</text:p>
              </table:table-cell>
              <table:table-cell office:value-type="float" office:value="0.107037">
                <text:p>0.107037</text:p>
              </table:table-cell>
              <table:table-cell office:value-type="float" office:value="0.209776">
                <text:p>0.209776</text:p>
              </table:table-cell>
              <table:table-cell office:value-type="float" office:value="0.194883">
                <text:p>0.194883</text:p>
              </table:table-cell>
              <table:table-cell office:value-type="float" office:value="0.193197">
                <text:p>0.193197</text:p>
              </table:table-cell>
              <table:table-cell office:value-type="float" office:value="0.182203">
                <text:p>0.182203</text:p>
              </table:table-cell>
              <table:table-cell office:value-type="float" office:value="0.188092">
                <text:p>0.188092</text:p>
              </table:table-cell>
              <table:table-cell office:value-type="float" office:value="0.182807">
                <text:p>0.182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